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style>
    <style:style style:name="P2" style:family="paragraph" style:parent-style-name="UBUcuerpoTrabajo">
      <style:paragraph-properties fo:margin-left="0cm" fo:margin-right="0cm" fo:text-indent="0cm" style:auto-text-indent="false"/>
      <style:text-properties style:font-name="Times New Roman1" fo:font-size="12pt" style:font-size-asian="12pt" style:font-size-complex="12pt"/>
    </style:style>
    <style:style style:name="P3" style:family="paragraph" style:parent-style-name="UBUcuerpoTrabajo">
      <style:text-properties fo:font-style="italic" style:font-style-asian="italic" style:font-style-complex="italic"/>
    </style:style>
    <style:style style:name="P4" style:family="paragraph" style:parent-style-name="UBUcuerpoTrabajo">
      <style:text-properties fo:font-style="italic" style:text-underline-style="none" style:font-style-asian="italic" style:font-style-complex="italic"/>
    </style:style>
    <style:style style:name="P5" style:family="paragraph" style:parent-style-name="UBUcuerpoTrabajo" style:list-style-name="L1"/>
    <style:style style:name="P6" style:family="paragraph" style:parent-style-name="UBUcuerpoTrabajo" style:list-style-name="L6"/>
    <style:style style:name="P7" style:family="paragraph" style:parent-style-name="UBUcuerpoTrabajo" style:list-style-name="L7"/>
    <style:style style:name="P8" style:family="paragraph" style:parent-style-name="UBUcuerpoTrabajo" style:list-style-name="L8"/>
    <style:style style:name="P9" style:family="paragraph" style:parent-style-name="UBUcuerpoTrabajo" style:list-style-name="L9"/>
    <style:style style:name="P10" style:family="paragraph" style:parent-style-name="UBUcuerpoTrabajo">
      <style:paragraph-properties fo:margin-left="0cm" fo:margin-right="0cm" fo:text-indent="0cm"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2"/>
      <text:h text:style-name="Heading_20_2" text:outline-level="2">Elección del Framework</text:h>
      <text:p text:style-name="UBUcuerpoTrabajo">Es un conjunto de bibliotecas, herramientas y normas a seguir que ayudan a desarrollar aplicaciones. Los frameworks son desarrollados por los programadores de sistemas. Están formados componentes que interactuan entre sí. Las aplicaciones se desarrollan de una forma mas eficaz si se utiliza un framework adaptado al proyecto con el que estamos trabajando.<text:bibliography-mark text:identifier="FRM" text:bibliography-type="book" text:author="Jérôme Lafosse" text:howpublished="1ª Edicion" text:month="Mayo" text:pages="490" text:publisher="Ediciones ENI" text:title="Struts 2: El framwork de desarrollo de aplicaciones Java EE" text:year="2010" text:isbn="9782746055421">[FRM]</text:bibliography-mark></text:p>
      <text:h text:style-name="Heading_20_3" text:outline-level="3">CakePHP</text:h>
      <text:p text:style-name="UBUcuerpoTrabajo"/>
      <text:p text:style-name="UBUcuerpoTrabajo">CakePHP hace que la construcción de páginas web sea más sencilla, rápida y que requiera menos código. Ofrece un acceso más flexible a las bases de datos y permite la construcción de sistemas más complejos.</text:p>
      <text:p text:style-name="UBUcuerpoTrabajo"/>
      <text:p text:style-name="P3">Ventajas:</text:p>
      <text:p text:style-name="P3"/>
      <text:list xml:id="list6837991622902280825" text:style-name="L1">
        <text:list-item>
          <text:p text:style-name="P5">Contiene una amplia documentación que cuenta con libros, API y Videos. Esta documentación está en varios idiomas, pero no está traducida completamente al español.</text:p>
        </text:list-item>
        <text:list-item>
          <text:p text:style-name="P5">El proceso de instalación es relativamente sencillo, ya sea, a través de Composer u Oven.</text:p>
          <text:p text:style-name="P5"/>
        </text:list-item>
      </text:list>
      <text:p text:style-name="P4">Desventajas:</text:p>
      <text:p text:style-name="P4"/>
      <text:list xml:id="list30587047" text:continue-numbering="true" text:style-name="L1">
        <text:list-item>
          <text:p text:style-name="P5">Cake es muy pesado debido a que tiene muchas opciones activas, lo que hace que se pierda velocidad.</text:p>
        </text:list-item>
      </text:list>
      <text:h text:style-name="Heading_20_3" text:outline-level="3">Laravel</text:h>
      <text:p text:style-name="UBUcuerpoTrabajo">Es un framework para desarrollar aplicaciones y páginas web con PHP 5 y PHP 7. Busca desarrollar código de forma elegante y simple, permitiendo muchas funcionalidades. Agrupa lo mejor de otros frameworks y usa las últimas características que se han incorporado a PHP.</text:p>
      <text:p text:style-name="UBUcuerpoTrabajo"/>
      <text:p text:style-name="P3">Ventajas:</text:p>
      <text:p text:style-name="P3"/>
      <text:list xml:id="list1590087783975045332" text:style-name="L6">
        <text:list-item>
          <text:p text:style-name="P6">Posee una gran documentación, con una guía de instalación bastante sencilla y detallada.</text:p>
        </text:list-item>
        <text:list-item>
          <text:p text:style-name="P6">Dentro de esta documentación, existe la posibilidad de utilizar un sistema de plantillas llamado Blade, lo cual mejora mucho el aspecto visual de la aplicación.</text:p>
        </text:list-item>
      </text:list>
      <text:p text:style-name="UBUcuerpoTrabajo"/>
      <text:p text:style-name="P3">Desventajas</text:p>
      <text:p text:style-name="UBUcuerpoTrabajo"/>
      <text:list xml:id="list5459531943488752003" text:style-name="L7">
        <text:list-item>
          <text:p text:style-name="P7">Fuerte orientación hacia la programación estática (usa una abusiva cantidad de clases y métodos estáticos)</text:p>
        </text:list-item>
      </text:list>
      <text:h text:style-name="Heading_20_3" text:outline-level="3">Symfony</text:h>
      <text:p text:style-name="UBUcuerpoTrabajo"/>
      <text:p text:style-name="UBUcuerpoTrabajo">Es un framework que sirve para la construcción de aplicaciones, que simplifica el desarrollo ya que automatiza los patrones que se utilizan para solucionar las tareas más comunes. Se crea código más legible y con mayor facilidad de mantenimiento. </text:p>
      <text:p text:style-name="UBUcuerpoTrabajo"/>
      <text:p text:style-name="P3"><text:soft-page-break/>Ventajas:</text:p>
      <text:p text:style-name="P1"/>
      <text:list xml:id="list8383855588906391768" text:style-name="L8">
        <text:list-item>
          <text:p text:style-name="P8">Contiene una documentación extensa con los problemas y cuestiones más frecuentes </text:p>
        </text:list-item>
        <text:list-item>
          <text:p text:style-name="P8">La instalación se realiza a través de Composer, y también es bastante sencilla.</text:p>
        </text:list-item>
        <text:list-item>
          <text:p text:style-name="P8">Facilita el desarrollo de código legible.</text:p>
        </text:list-item>
      </text:list>
      <text:p text:style-name="UBUcuerpoTrabajo"/>
      <text:p text:style-name="P3">Desventajas</text:p>
      <text:p text:style-name="UBUcuerpoTrabajo"/>
      <text:list xml:id="list1751918142375629091" text:style-name="L9">
        <text:list-item>
          <text:p text:style-name="P9">Si se busca un tutorial, con los creadores de Symfony, puede llegar a tener un coste de +1000€.</text:p>
        </text:list-item>
        <text:list-item>
          <text:p text:style-name="P9">Algo complejo para programadores inexpertos.</text:p>
        </text:list-item>
        <text:list-item>
          <text:p text:style-name="P9">Consultas complejas a la base de datos.</text:p>
        </text:list-item>
      </text:list>
      <text:p text:style-name="UBUcuerpoTrabajo"/>
      <text:p text:style-name="UBUcuerpoTrabajo">En mi caso, he decido quedarme con Laravel, puesto que he encontrado mucha más información y tutoriales más sencillos y concisos, que en los otros dos frameworks.</text:p>
      <text:p text:style-name="UBUcuerpoTrabajo"/>
      <text:p text:style-name="UBUcuerpoTrabajo">Otro factor que me ha ayudado a la elección ha sido, el sistema de plantillas Blade, ya que considero muy importante el aspecto visual de la aplicación y esta herramienta me va a ayudar a poder crear un diseño elegante y atractivo para el usuario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text-properties style:font-name="Times New Roman" style:font-size-asian="10.5pt"/>
    </style:style>
    <style:style style:name="Heading_20_1" style:display-name="Heading 1" style:family="paragraph" style:parent-style-name="Heading" style:next-style-name="UBUcuerpoTrabajo" style:default-outline-level="1" style:class="text">
      <style:paragraph-properties fo:margin-left="0.75cm" fo:margin-right="0cm" fo:margin-top="0.801cm" fo:margin-bottom="0.199cm" fo:text-indent="-0.25cm" style:auto-text-indent="false">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19</text:editing-cycles> <text:title/><text:modification-date style:data-style-name="N103">23/jun/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7:24</meta:creation-date>
    <meta:generator>OpenOffice/4.1.3$Win32 OpenOffice.org_project/413m1$Build-9783</meta:generator>
    <dc:date>2017-06-23T10:40:14.79</dc:date>
    <dc:creator>Nelson Páramo Valdivielso</dc:creator>
    <meta:editing-duration>PT5H53M7S</meta:editing-duration>
    <meta:editing-cycles>19</meta:editing-cycles>
    <meta:document-statistic meta:table-count="0" meta:image-count="0" meta:object-count="0" meta:page-count="2" meta:paragraph-count="30" meta:word-count="447" meta:character-count="2787"/>
  </office:meta>
</office:document-meta>
</file>